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2.492cm"/>
    </style:style>
    <style:style style:name="Tabela1.B" style:family="table-column">
      <style:table-column-properties style:column-width="8.999cm"/>
    </style:style>
    <style:style style:name="Tabela1.C" style:family="table-column">
      <style:table-column-properties style:column-width="3.4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3" style:family="table-row">
      <style:table-row-properties style:min-row-height="0.529cm" fo:keep-together="auto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14.98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4.923cm" fo:margin-left="0.012cm" fo:margin-top="0cm" fo:margin-bottom="0cm" table:align="left" style:writing-mode="lr-tb"/>
    </style:style>
    <style:style style:name="Tabela3.A" style:family="table-column">
      <style:table-column-properties style:column-width="7.461cm"/>
    </style:style>
    <style:style style:name="Tabela3.B" style:family="table-column">
      <style:table-column-properties style:column-width="7.459cm"/>
    </style:style>
    <style:style style:name="Tabela3.1" style:family="table-row">
      <style:table-row-properties style:min-row-height="0.529cm" fo:keep-together="auto"/>
    </style:style>
    <style:style style:name="Tabela3.A1" style:family="table-cell">
      <style:table-cell-properties style:vertical-align="" fo:padding-left="0.159cm" fo:padding-right="0.159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3.B1" style:family="table-cell">
      <style:table-cell-properties style:vertical-align="" fo:padding-left="0.159cm" fo:padding-right="0.159cm" fo:padding-top="0cm" fo:padding-bottom="0cm" fo:border-left="0.5pt solid #000000" fo:border-right="0.75pt solid #000000" fo:border-top="0.75pt solid #000000" fo:border-bottom="0.5pt solid #000000" style:writing-mode="lr-tb"/>
    </style:style>
    <style:style style:name="Tabela3.A2" style:family="table-cell">
      <style:table-cell-properties style:vertical-align="" fo:padding-left="0.159cm" fo:padding-right="0.159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3.B2" style:family="table-cell">
      <style:table-cell-properties style:vertical-align="" fo:padding-left="0.159cm" fo:padding-right="0.159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none" style:writing-mode="lr-tb"/>
    </style:style>
    <style:style style:name="Tabela3.A5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3.B5" style:family="table-cell">
      <style:table-cell-properties style:vertical-align="" fo:padding-left="0.159cm" fo:padding-right="0.159cm" fo:padding-top="0cm" fo:padding-bottom="0cm" fo:border-left="0.5pt solid #000000" fo:border-right="0.75pt solid #000000" fo:border-top="0.5pt solid #000000" fo:border-bottom="0.75pt solid #000000" style:writing-mode="lr-tb"/>
    </style:style>
    <style:style style:name="Tabela4" style:family="table">
      <style:table-properties style:width="14.923cm" fo:margin-left="0.012cm" fo:margin-top="0cm" fo:margin-bottom="0cm" table:align="left" style:writing-mode="lr-tb"/>
    </style:style>
    <style:style style:name="Tabela4.A" style:family="table-column">
      <style:table-column-properties style:column-width="7.461cm"/>
    </style:style>
    <style:style style:name="Tabela4.B" style:family="table-column">
      <style:table-column-properties style:column-width="7.459cm"/>
    </style:style>
    <style:style style:name="Tabela4.1" style:family="table-row">
      <style:table-row-properties style:min-row-height="0.529cm" fo:keep-together="auto"/>
    </style:style>
    <style:style style:name="Tabela4.A1" style:family="table-cell">
      <style:table-cell-properties style:vertical-align="" fo:padding-left="0.159cm" fo:padding-right="0.159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4.B1" style:family="table-cell">
      <style:table-cell-properties style:vertical-align="" fo:padding-left="0.159cm" fo:padding-right="0.159cm" fo:padding-top="0cm" fo:padding-bottom="0cm" fo:border-left="0.5pt solid #000000" fo:border-right="0.75pt solid #000000" fo:border-top="0.75pt solid #000000" fo:border-bottom="0.75pt solid #000000" style:writing-mode="lr-tb"/>
    </style:style>
    <style:style style:name="Tabela5" style:family="table">
      <style:table-properties style:width="17.734cm" fo:margin-left="-1.251cm" fo:margin-top="0cm" fo:margin-bottom="0cm" table:align="left" style:writing-mode="lr-tb"/>
    </style:style>
    <style:style style:name="Tabela5.A" style:family="table-column">
      <style:table-column-properties style:column-width="3.249cm"/>
    </style:style>
    <style:style style:name="Tabela5.B" style:family="table-column">
      <style:table-column-properties style:column-width="14.483cm"/>
    </style:style>
    <style:style style:name="Tabela5.1" style:family="table-row">
      <style:table-row-properties style:min-row-height="0.589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3.15cm" fo:keep-together="auto"/>
    </style:style>
    <style:style style:name="Tabela5.3" style:family="table-row">
      <style:table-row-properties style:min-row-height="0.813cm" fo:keep-together="auto"/>
    </style:style>
    <style:style style:name="Tabela6" style:family="table">
      <style:table-properties style:width="17.734cm" fo:margin-left="-1.251cm" fo:margin-top="0cm" fo:margin-bottom="0cm" table:align="left" style:writing-mode="lr-tb"/>
    </style:style>
    <style:style style:name="Tabela6.A" style:family="table-column">
      <style:table-column-properties style:column-width="3.249cm"/>
    </style:style>
    <style:style style:name="Tabela6.B" style:family="table-column">
      <style:table-column-properties style:column-width="14.483cm"/>
    </style:style>
    <style:style style:name="Tabela6.1" style:family="table-row">
      <style:table-row-properties style:min-row-height="0.589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.2" style:family="table-row">
      <style:table-row-properties style:min-row-height="3.15cm" fo:keep-together="auto"/>
    </style:style>
    <style:style style:name="Tabela6.3" style:family="table-row">
      <style:table-row-properties style:min-row-height="0.813cm" fo:keep-together="auto"/>
    </style:style>
    <style:style style:name="Tabela7" style:family="table">
      <style:table-properties style:width="17.535cm" fo:margin-left="-1.051cm" fo:margin-top="0cm" fo:margin-bottom="0cm" table:align="left" style:writing-mode="lr-tb"/>
    </style:style>
    <style:style style:name="Tabela7.A" style:family="table-column">
      <style:table-column-properties style:column-width="3.055cm"/>
    </style:style>
    <style:style style:name="Tabela7.B" style:family="table-column">
      <style:table-column-properties style:column-width="14.48cm"/>
    </style:style>
    <style:style style:name="Tabela7.1" style:family="table-row">
      <style:table-row-properties style:min-row-height="0.589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.2" style:family="table-row">
      <style:table-row-properties style:min-row-height="3.15cm" fo:keep-together="auto"/>
    </style:style>
    <style:style style:name="Tabela7.3" style:family="table-row">
      <style:table-row-properties style:min-row-height="0.813cm" fo:keep-together="auto"/>
    </style:style>
    <style:style style:name="Tabela8" style:family="table">
      <style:table-properties style:width="17.734cm" fo:margin-left="-1.251cm" fo:margin-top="0cm" fo:margin-bottom="0cm" table:align="left" style:writing-mode="lr-tb"/>
    </style:style>
    <style:style style:name="Tabela8.A" style:family="table-column">
      <style:table-column-properties style:column-width="3.249cm"/>
    </style:style>
    <style:style style:name="Tabela8.B" style:family="table-column">
      <style:table-column-properties style:column-width="14.483cm"/>
    </style:style>
    <style:style style:name="Tabela8.1" style:family="table-row">
      <style:table-row-properties style:min-row-height="0.589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.2" style:family="table-row">
      <style:table-row-properties style:min-row-height="3.15cm" fo:keep-together="auto"/>
    </style:style>
    <style:style style:name="Tabela8.3" style:family="table-row">
      <style:table-row-properties style:min-row-height="0.813cm" fo:keep-together="auto"/>
    </style:style>
    <style:style style:name="Tabela8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4.982cm" fo:margin-left="0.009cm" fo:margin-top="0cm" fo:margin-bottom="0cm" table:align="left" style:writing-mode="lr-tb"/>
    </style:style>
    <style:style style:name="Tabela9.A" style:family="table-column">
      <style:table-column-properties style:column-width="14.98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4.982cm" fo:margin-left="0.009cm" fo:margin-top="0cm" fo:margin-bottom="0cm" table:align="left" style:writing-mode="lr-tb"/>
    </style:style>
    <style:style style:name="Tabela10.A" style:family="table-column">
      <style:table-column-properties style:column-width="14.98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4.981cm" fo:margin-left="0.009cm" fo:margin-top="0cm" fo:margin-bottom="0cm" table:align="left" style:writing-mode="lr-tb"/>
    </style:style>
    <style:style style:name="Tabela11.A" style:family="table-column">
      <style:table-column-properties style:column-width="1.115cm"/>
    </style:style>
    <style:style style:name="Tabela11.B" style:family="table-column">
      <style:table-column-properties style:column-width="0.785cm"/>
    </style:style>
    <style:style style:name="Tabela11.C" style:family="table-column">
      <style:table-column-properties style:column-width="10.065cm"/>
    </style:style>
    <style:style style:name="Tabela11.D" style:family="table-column">
      <style:table-column-properties style:column-width="1.506cm"/>
    </style:style>
    <style:style style:name="Tabela11.E" style:family="table-column">
      <style:table-column-properties style:column-width="1.51cm"/>
    </style:style>
    <style:style style:name="Tabela11.1" style:family="table-row">
      <style:table-row-properties style:min-row-height="1.296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 loext:writing-mode="bt-lr"/>
    </style:style>
    <style:style style:name="Tabela1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.2" style:family="table-row">
      <style:table-row-properties style:min-row-height="1.402cm" fo:keep-together="auto"/>
    </style:style>
    <style:style style:name="Tabela11.3" style:family="table-row">
      <style:table-row-properties style:min-row-height="1.508cm" fo:keep-together="auto"/>
    </style:style>
    <style:style style:name="Tabela11.4" style:family="table-row">
      <style:table-row-properties style:min-row-height="1.64cm" fo:keep-together="auto"/>
    </style:style>
    <style:style style:name="Tabela11.6" style:family="table-row">
      <style:table-row-properties style:min-row-height="1.852cm" fo:keep-together="auto"/>
    </style:style>
    <style:style style:name="Tabela12" style:family="table">
      <style:table-properties style:width="17.625cm" fo:margin-left="-1.124cm" table:align="left" style:writing-mode="lr-tb"/>
    </style:style>
    <style:style style:name="Tabela12.A" style:family="table-column">
      <style:table-column-properties style:column-width="3.392cm"/>
    </style:style>
    <style:style style:name="Tabela12.B" style:family="table-column">
      <style:table-column-properties style:column-width="4.498cm"/>
    </style:style>
    <style:style style:name="Tabela12.C" style:family="table-column">
      <style:table-column-properties style:column-width="9.735cm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C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32628"/>
    </style:style>
    <style:style style:name="P5" style:family="paragraph" style:parent-style-name="Standard">
      <style:paragraph-properties fo:text-align="justify" style:justify-single-word="false"/>
      <style:text-properties style:font-name-asian="Arial1" style:font-name-complex="Arial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5%" fo:text-align="start" style:justify-single-word="false" fo:orphans="2" fo:widows="2"/>
      <style:text-properties fo:font-variant="normal" fo:text-transform="none" fo:color="#000000" loext:opacity="100%" style:font-name="Arial" fo:font-size="11pt" fo:language="pt" fo:country="BR" fo:font-style="normal" fo:font-weight="normal" style:letter-kerning="true" style:font-name-asian="Arial1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5%" fo:text-align="center" style:justify-single-word="false" fo:orphans="2" fo:widows="2"/>
      <style:text-properties fo:font-variant="normal" fo:text-transform="none" fo:color="#000000" loext:opacity="100%" style:font-name="Arial" fo:font-size="11pt" fo:language="pt" fo:country="BR" fo:font-style="normal" fo:font-weight="normal" style:letter-kerning="true" style:font-name-asian="Arial1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fo:font-variant="normal" fo:text-transform="none" fo:color="#000000" loext:opacity="100%" style:font-name="Aptos" fo:font-size="11pt" fo:language="pt" fo:country="BR" fo:font-style="normal" fo:font-weight="bold" style:font-name-asian="Aptos1" style:font-size-asian="11pt" style:font-style-asian="normal" style:font-weight-asian="bold" style:font-name-complex="Aptos1" style:font-size-complex="11pt" style:font-style-complex="normal" style:font-weight-complex="bold"/>
    </style:style>
    <style:style style:name="P10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fo:font-variant="normal" fo:text-transform="none" fo:color="#000000" loext:opacity="100%" style:font-name="Aptos" fo:font-size="11pt" fo:language="pt" fo:country="BR" fo:font-style="normal" fo:font-weight="normal" style:letter-kerning="true" style:font-name-asian="Aptos1" style:font-size-asian="11pt" style:language-asian="en" style:country-asian="US" style:font-style-asian="normal" style:font-weight-asian="normal" style:font-name-complex="Aptos1" style:font-size-complex="11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5%" fo:text-align="center" style:justify-single-word="false" fo:orphans="2" fo:widows="2"/>
      <style:text-properties style:letter-kerning="true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letter-kerning="true" style:language-asian="en" style:country-asian="US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style:letter-kerning="true" style:language-asian="en" style:country-asian="US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Aptos" fo:font-size="11pt" fo:language="pt" fo:country="BR" style:letter-kerning="true" style:font-size-asian="11pt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pt" fo:country="BR" style:letter-kerning="true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ptos" fo:font-size="11pt" fo:language="pt" fo:country="BR" style:letter-kerning="true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.041cm" style:auto-text-indent="false"/>
      <style:text-properties style:font-name="Aptos" fo:font-size="11pt" fo:language="pt" fo:country="BR" style:letter-kerning="true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Aptos" fo:font-size="11pt" fo:language="pt" fo:country="BR" style:letter-kerning="true" style:font-size-asian="11pt" style:language-asian="en" style:country-asian="US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ptos" fo:font-size="11pt" fo:language="pt" fo:country="BR" style:letter-kerning="tru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.041cm" style:auto-text-indent="false"/>
      <style:text-properties style:font-name="Aptos" fo:font-size="11pt" fo:language="pt" fo:country="BR" style:letter-kerning="tru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.041cm" style:auto-text-indent="false"/>
      <style:text-properties style:font-name="Aptos" fo:font-size="11pt" fo:language="pt" fo:country="BR" officeooo:paragraph-rsid="0013d221" style:letter-kerning="tru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font-name="Aptos" fo:font-size="11pt" fo:language="pt" fo:country="BR" officeooo:paragraph-rsid="0013d221" style:letter-kerning="tru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pt" fo:country="BR" officeooo:paragraph-rsid="00134f78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ptos" fo:font-size="11pt" fo:language="pt" fo:country="BR" officeooo:paragraph-rsid="00134f78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8%" fo:text-align="center" style:justify-single-word="false" fo:orphans="2" fo:widows="2" fo:text-indent="0cm" style:auto-text-indent="false" text:number-lines="true" text:line-number="0" style:writing-mode="lr-tb"/>
      <style:text-properties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pt" fo:country="BR" fo:font-weight="bold" style:letter-kerning="true" style:font-name-asian="Arial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8%" fo:text-align="center" style:justify-single-word="false" fo:orphans="2" fo:widows="2" fo:text-indent="0cm" style:auto-text-indent="false" text:number-lines="true" text:line-number="0" style:writing-mode="lr-tb"/>
      <style:text-properties style:font-name="Aptos" fo:font-size="11pt" fo:language="pt" fo:country="BR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pt" fo:country="BR" fo:font-weight="bold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1pt" fo:language="pt" fo:country="BR" fo:font-weight="bold" officeooo:paragraph-rsid="00134f78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pt" fo:country="BR" fo:font-weight="bold" officeooo:rsid="00134f78" officeooo:paragraph-rsid="00134f78" style:letter-kerning="true" style:font-name-asian="Aptos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language="pt" fo:country="BR" style:letter-kerning="true" style:font-name-asian="Aptos1" style:language-asian="en" style:country-asian="US" style:font-name-complex="F" style:language-complex="ar" style:country-complex="SA"/>
    </style:style>
    <style:style style:name="P35" style:family="paragraph" style:parent-style-name="Standard">
      <style:paragraph-properties fo:margin-top="0cm" fo:margin-bottom="0.282cm" style:contextual-spacing="false" fo:line-height="108%" fo:text-align="justify" style:justify-single-word="false" fo:orphans="2" fo:widows="2"/>
      <style:text-properties style:font-name="Aptos" fo:language="pt" fo:country="BR" style:letter-kerning="true" style:font-name-asian="Aptos1" style:language-asian="en" style:country-asian="US" style:font-name-complex="F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fo:language="pt" fo:country="BR" style:letter-kerning="true" style:language-asian="en" style:country-asian="US" style:language-complex="ar" style:country-complex="SA"/>
    </style:style>
    <style:style style:name="P37" style:family="paragraph" style:parent-style-name="Standard">
      <style:paragraph-properties fo:margin-top="0cm" fo:margin-bottom="0.282cm" style:contextual-spacing="false" fo:line-height="150%" fo:text-align="justify" style:justify-single-word="false" fo:orphans="2" fo:widows="2"/>
      <style:text-properties fo:language="pt" fo:country="BR" style:letter-kerning="true" style:language-asian="en" style:country-asian="US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fo:language="pt" fo:country="BR" style:letter-kerning="true" style:language-asian="en" style:country-asian="US" style:language-complex="ar" style:country-complex="SA"/>
    </style:style>
    <style:style style:name="P39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fo:language="pt" fo:country="BR" style:letter-kerning="true" style:language-asian="en" style:country-asian="US" style:language-complex="ar" style:country-complex="SA"/>
    </style:style>
    <style:style style:name="P40" style:family="paragraph" style:parent-style-name="Standard">
      <style:text-properties style:font-name-complex="Arial1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pt" fo:country="BR" style:letter-kerning="true" style:font-name-asian="Aptos1" style:font-size-asian="11pt" style:language-asian="en" style:country-asian="US" style:font-name-complex="Arial1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pt" fo:country="BR" fo:font-weight="bold" style:letter-kerning="true" style:font-name-asian="Aptos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1pt" style:letter-kerning="true" style:font-name-asian="Aptos1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style:letter-kerning="true" style:font-name-asian="Aptos1" style:font-size-asian="11pt" style:language-asian="en" style:country-asian="US" style:font-size-complex="11pt" style:language-complex="ar" style:country-complex="SA"/>
    </style:style>
    <style:style style:name="P46" style:family="paragraph" style:parent-style-name="Table_20_Contents">
      <style:text-properties style:font-name-complex="Arial1"/>
    </style:style>
    <style:style style:name="P47" style:family="paragraph" style:parent-style-name="Table_20_Contents">
      <style:text-properties officeooo:paragraph-rsid="00143d64" style:font-name-complex="Arial1"/>
    </style:style>
    <style:style style:name="P48" style:family="paragraph" style:parent-style-name="Table_20_Contents">
      <style:text-properties officeooo:paragraph-rsid="0014682f" style:font-name-complex="Arial1"/>
    </style:style>
    <style:style style:name="P49" style:family="paragraph" style:parent-style-name="Table_20_Contents">
      <style:text-properties fo:font-weight="bold" style:font-weight-asian="bold" style:font-name-complex="Arial1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style:font-weight-asian="bold" style:font-name-complex="Arial1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paragraph-rsid="0014682f" style:font-weight-asian="bold" style:font-name-complex="Arial1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43d64" officeooo:paragraph-rsid="00143d64" style:font-weight-asian="bold" style:font-name-complex="Arial1" style:font-weight-complex="bold"/>
    </style:style>
    <style:style style:name="P53" style:family="paragraph" style:parent-style-name="Table_20_Contents">
      <style:text-properties fo:font-weight="bold" officeooo:paragraph-rsid="00143d64" style:font-weight-asian="bold" style:font-name-complex="Arial1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style:font-weight-asian="bold" style:font-name-complex="Arial1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name-complex="Arial1" style:font-style-complex="normal" style:font-weight-complex="bold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.041cm" style:auto-text-indent="false"/>
      <style:text-properties style:font-name="Aptos" fo:font-size="11pt" fo:language="pt" fo:country="BR" style:letter-kerning="tru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fo:font-weight="bold" style:font-name-asian="Arial1" style:font-weight-asian="bold" style:font-name-complex="Arial1"/>
    </style:style>
    <style:style style:name="T2" style:family="text">
      <style:text-properties fo:font-weight="bold" style:font-name-asian="Arial1" style:font-weight-asian="bold" style:font-name-complex="Arial1" style:font-weight-complex="bold"/>
    </style:style>
    <style:style style:name="T3" style:family="text">
      <style:text-properties fo:font-weight="bold" officeooo:rsid="00153114" style:font-name-asian="Arial1" style:font-weight-asian="bold" style:font-name-complex="Arial1" style:font-weight-complex="bold"/>
    </style:style>
    <style:style style:name="T4" style:family="text">
      <style:text-properties fo:font-weight="bold" style:font-name-asian="Arial1" style:font-weight-asian="bold" style:font-name-complex="Arial1" style:font-size-complex="12pt" style:font-weight-complex="bold"/>
    </style:style>
    <style:style style:name="T5" style:family="text">
      <style:text-properties fo:font-weight="bold" officeooo:rsid="00134f78" style:font-name-asian="Arial1" style:font-weight-asian="bold" style:font-name-complex="Arial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language-asian="pt" style:country-asian="BR" style:font-weight-asian="bold" style:font-weight-complex="bold"/>
    </style:style>
    <style:style style:name="T8" style:family="text">
      <style:text-properties style:font-name-asian="Arial1" style:font-name-complex="Arial1"/>
    </style:style>
    <style:style style:name="T9" style:family="text">
      <style:text-properties officeooo:rsid="00132628" style:font-name-asian="Arial1" style:font-name-complex="Arial1"/>
    </style:style>
    <style:style style:name="T10" style:family="text">
      <style:text-properties officeooo:rsid="00153114" style:font-name-asian="Arial1" style:font-name-complex="Arial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name-asian="Arial1" style:font-style-asian="italic" style:font-name-complex="Arial1" style:font-style-complex="italic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0pt" fo:language="pt" fo:country="BR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0pt" fo:language="pt" fo:country="BR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9pt" fo:language="pt" fo:country="BR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Arial" fo:font-size="10pt" fo:language="en" fo:country="US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Arial" fo:font-size="9pt" fo:language="pt" fo:country="BR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1" style:family="text">
      <style:text-properties fo:font-variant="normal" fo:text-transform="none" fo:color="#000000" loext:opacity="100%" style:font-name="Aptos" fo:font-size="11pt" fo:language="pt" fo:country="BR" fo:font-style="normal" fo:font-weight="bold" style:font-name-asian="Aptos1" style:font-size-asian="11pt" style:font-style-asian="normal" style:font-weight-asian="bold" style:font-name-complex="Aptos1" style:font-size-complex="11pt" style:font-style-complex="normal" style:font-weight-complex="bold"/>
    </style:style>
    <style:style style:name="T22" style:family="text">
      <style:text-properties fo:font-variant="normal" fo:text-transform="none" fo:color="#000000" loext:opacity="100%" style:font-name="Aptos" fo:font-size="10.5pt" fo:language="pt" fo:country="BR" fo:font-style="normal" fo:font-weight="bold" style:font-name-asian="Aptos1" style:font-size-asian="10.5pt" style:font-style-asian="normal" style:font-weight-asian="bold" style:font-name-complex="Aptos1" style:font-size-complex="10.5pt" style:font-style-complex="normal" style:font-weight-complex="bold"/>
    </style:style>
    <style:style style:name="T23" style:family="text">
      <style:text-properties fo:font-variant="normal" fo:text-transform="none" fo:color="#000000" loext:opacity="100%" style:font-name="Aptos" fo:font-size="10.5pt" fo:language="pt" fo:country="BR" fo:font-style="normal" fo:font-weight="normal" style:font-name-asian="Aptos1" style:font-size-asian="10.5pt" style:font-style-asian="normal" style:font-weight-asian="normal" style:font-name-complex="Aptos1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Aptos" fo:font-size="10.5pt" fo:font-style="normal" fo:font-weight="bold" style:font-name-asian="Aptos1" style:font-size-asian="10.5pt" style:font-style-asian="normal" style:font-weight-asian="bold" style:font-name-complex="Aptos1" style:font-size-complex="10.5pt" style:font-style-complex="normal" style:font-weight-complex="bold"/>
    </style:style>
    <style:style style:name="T25" style:family="text">
      <style:text-properties fo:font-variant="normal" fo:text-transform="none" fo:color="#000000" loext:opacity="100%" style:font-name="Aptos" fo:font-size="10.5pt" fo:font-style="normal" fo:font-weight="normal" style:font-name-asian="Aptos1" style:font-size-asian="10.5pt" style:font-style-asian="normal" style:font-weight-asian="normal" style:font-name-complex="Aptos1" style:font-size-complex="10.5pt" style:font-style-complex="normal" style:font-weight-complex="normal"/>
    </style:style>
    <style:style style:name="T26" style:family="text">
      <style:text-properties style:font-name="Aptos" fo:font-size="11pt" fo:language="pt" fo:country="BR" style:font-name-asian="Aptos1" style:font-size-asian="11pt" style:font-name-complex="Aptos1" style:font-size-complex="11pt"/>
    </style:style>
    <style:style style:name="T27" style:family="text">
      <style:text-properties style:font-name="Aptos" fo:language="pt" fo:country="BR" fo:font-weight="bold" style:font-weight-asian="bold" style:font-name-complex="F" style:font-weight-complex="bold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style:font-name="Arial" fo:language="en" fo:country="US" fo:font-weight="bold" style:font-weight-asian="bold" style:font-name-complex="Arial1" style:font-weight-complex="bold"/>
    </style:style>
    <style:style style:name="T30" style:family="text">
      <style:text-properties style:font-name="Arial" fo:language="en" fo:country="US" style:font-name-complex="Arial1"/>
    </style:style>
    <style:style style:name="T31" style:family="text">
      <style:text-properties fo:language="pt" fo:country="BR"/>
    </style:style>
    <style:style style:name="T32" style:family="text">
      <style:text-properties officeooo:rsid="00134f78"/>
    </style:style>
    <style:style style:name="T33" style:family="text">
      <style:text-properties officeooo:rsid="0013d221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53114" style:font-weight-asian="normal" style:font-weight-complex="normal"/>
    </style:style>
    <style:style style:name="T36" style:family="text">
      <style:text-properties fo:font-weight="normal" officeooo:rsid="00153114" style:font-name-asian="Arial1" style:font-weight-asian="normal" style:font-name-complex="Arial1" style:font-weight-complex="normal"/>
    </style:style>
    <style:style style:name="T37" style:family="text">
      <style:text-properties officeooo:rsid="00153114"/>
    </style:style>
  </office:automatic-styles>
  <office:body>
    <office:text text:use-soft-page-breaks="true">
      <text:tracked-changes text:track-changes="false">
        <text:changed-region xml:id="ct93987340359888" text:id="ct93987340359888">
          <text:insertion>
            <office:change-info>
              <dc:creator>Autor desconhecido</dc:creator>
              <dc:date>2024-10-17T22:48:2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RELATÓRIO DE ATIVIDADES</text:span></text:p>
      <text:p text:style-name="P4"><text:span text:style-name="T2">LÍDER</text:span><text:span text:style-name="T8"> <text:s text:c="2"/></text:span><text:span text:style-name="T9">Maria Inês de Brito</text:span><text:span text:style-name="T8"> </text:span><text:span text:style-name="T9">Castro</text:span><text:span text:style-name="T8"> <text:s text:c="41"/></text:span><text:change-start text:change-id="ct93987340359888"/></text:p>
      <text:p text:style-name="P4"><text:change-end text:change-id="ct93987340359888"/><text:span text:style-name="T2">BRSAO:</text:span><text:span text:style-name="T3"> </text:span><text:span text:style-name="T36">139</text:span>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2" office:value-type="string">
            <text:p text:style-name="P15"><text:span text:style-name="T2">Cronograma de entrega</text:span></text:p>
          </table:table-cell>
          <table:covered-table-cell/>
          <table:table-cell table:style-name="Tabela1.A1" office:value-type="string">
            <text:p text:style-name="P16"><text:span text:style-name="T2">Data de entrega:</text:span></text:p>
          </table:table-cell>
        </table:table-row>
        <table:table-row table:style-name="Tabela1.1">
          <table:table-cell table:style-name="Tabela1.A1" office:value-type="string">
            <text:p text:style-name="P16"><text:span text:style-name="T2">Etapa 1</text:span></text:p>
          </table:table-cell>
          <table:table-cell table:style-name="Tabela1.A1" office:value-type="string">
            <text:p text:style-name="P16"><text:span text:style-name="T11">Entrega do planejamento e divisão de Tarefas.</text:span></text:p>
          </table:table-cell>
          <table:table-cell table:style-name="Tabela1.A1" office:value-type="string">
            <text:p text:style-name="P7"/>
            <text:p text:style-name="P7"/>
            <text:p text:style-name="P11"><text:span text:style-name="T13">06/09</text:span></text:p>
          </table:table-cell>
        </table:table-row>
        <table:table-row table:style-name="Tabela1.3">
          <table:table-cell table:style-name="Tabela1.A1" office:value-type="string">
            <text:p text:style-name="P16"><text:span text:style-name="T2">Etapa 2</text:span></text:p>
          </table:table-cell>
          <table:table-cell table:style-name="Tabela1.A1" office:value-type="string">
            <text:p text:style-name="P16"><text:span text:style-name="T11">Desenvolvimento da Solução para o problema. </text:span></text:p>
          </table:table-cell>
          <table:table-cell table:style-name="Tabela1.A1" office:value-type="string">
            <text:p text:style-name="P7"/>
            <text:p text:style-name="P7"/>
            <text:p text:style-name="P11"><text:span text:style-name="T13">04/10</text:span></text:p>
          </table:table-cell>
        </table:table-row>
        <table:table-row table:style-name="Tabela1.1">
          <table:table-cell table:style-name="Tabela1.A1" office:value-type="string">
            <text:p text:style-name="P16"><text:span text:style-name="T2">Etapa 3</text:span></text:p>
          </table:table-cell>
          <table:table-cell table:style-name="Tabela1.A1" office:value-type="string">
            <text:p text:style-name="P16"><text:span text:style-name="T11">Teste e Validação das ferramentas utilizadas.</text:span></text:p>
          </table:table-cell>
          <table:table-cell table:style-name="Tabela1.A1" office:value-type="string">
            <text:p text:style-name="P7"/>
            <text:p text:style-name="P11"><text:span text:style-name="T13">15/10</text:span></text:p>
          </table:table-cell>
        </table:table-row>
        <table:table-row table:style-name="Tabela1.1">
          <table:table-cell table:style-name="Tabela1.A1" office:value-type="string">
            <text:p text:style-name="P16"><text:span text:style-name="T2">Etapa 4</text:span></text:p>
          </table:table-cell>
          <table:table-cell table:style-name="Tabela1.A1" office:value-type="string">
            <text:p text:style-name="P16"><text:span text:style-name="T12">Apresentação Final</text:span></text:p>
          </table:table-cell>
          <table:table-cell table:style-name="Tabela1.A1" office:value-type="string">
            <text:p text:style-name="P8"/>
            <text:p text:style-name="P11"><text:span text:style-name="T14">17/10</text:span></text:p>
          </table:table-cell>
        </table:table-row>
      </table:table>
      <text:p text:style-name="P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6"><text:span text:style-name="T2">Participantes:</text:span></text:p>
          </table:table-cell>
        </table:table-row>
        <table:table-row table:style-name="Tabela2.1">
          <table:table-cell table:style-name="Tabela2.A1" office:value-type="string">
            <text:p text:style-name="P19">Italo de Lucca Fernandes - italo.deluccaf@gmail.com</text:p>
          </table:table-cell>
        </table:table-row>
        <table:table-row table:style-name="Tabela2.1">
          <table:table-cell table:style-name="Tabela2.A3" office:value-type="string">
            <text:p text:style-name="P19">Rafael Siqueira Rocha - rafinhasmith@gmail.com</text:p>
          </table:table-cell>
        </table:table-row>
        <table:table-row table:style-name="Tabela2.1">
          <table:table-cell table:style-name="Tabela2.A1" office:value-type="string">
            <text:p text:style-name="P19">Gevair schumann Moreira Junior - gelvair.schumann.jr@gmail.com</text:p>
          </table:table-cell>
        </table:table-row>
        <table:table-row table:style-name="Tabela2.1">
          <table:table-cell table:style-name="Tabela2.A1" office:value-type="string">
            <text:p text:style-name="P16"><text:span text:style-name="T2">Foco técnico</text:span><text:span text:style-name="T8">: </text:span><text:span text:style-name="T10">Segurança</text:span></text:p>
          </table:table-cell>
        </table:table-row>
      </table:table>
      <text:p text:style-name="P3"><text:span text:style-name="T8"><text:s text:c="4"/></text:span></text:p>
      <text:p text:style-name="P1"><text:span text:style-name="T21">PROJETO FINAL DE CURSO (ESCOLA DA NUVEM)</text:span></text:p>
      <text:p text:style-name="P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2"><text:span text:style-name="T22">Habilidades a serem desenvolvidas:</text:span></text:p>
          </table:table-cell>
          <table:table-cell table:style-name="Tabela3.B1" office:value-type="string">
            <text:p text:style-name="P12"><text:span text:style-name="T22">Competências:</text:span></text:p>
          </table:table-cell>
        </table:table-row>
        <table:table-row table:style-name="Tabela3.1">
          <table:table-cell table:style-name="Tabela3.A2" table:number-rows-spanned="4" office:value-type="string">
            <text:p text:style-name="P10"/>
            <text:p text:style-name="P13"><text:span text:style-name="T23">Engajamento, comunicação e comprometimento.</text:span></text:p>
          </table:table-cell>
          <table:table-cell table:style-name="Tabela3.B2" office:value-type="string">
            <text:p text:style-name="P36"><text:span text:style-name="T24">1</text:span><text:span text:style-name="T25">: Gestão de tarefas</text:span></text:p>
          </table:table-cell>
        </table:table-row>
        <table:table-row table:style-name="Tabela3.1">
          <table:covered-table-cell table:style-name="Tabela3.A3"/>
          <table:table-cell table:style-name="Tabela3.B2" office:value-type="string">
            <text:p text:style-name="P36"><text:span text:style-name="T24">2</text:span><text:span text:style-name="T25">: Resolução de problemas e formulação de estratégias</text:span></text:p>
          </table:table-cell>
        </table:table-row>
        <table:table-row table:style-name="Tabela3.1">
          <table:covered-table-cell table:style-name="Tabela3.A3"/>
          <table:table-cell table:style-name="Tabela3.B2" office:value-type="string">
            <text:p text:style-name="P36"><text:span text:style-name="T24">3</text:span><text:span text:style-name="T25">: Avaliação dos resultados e Implementação das soluções</text:span></text:p>
          </table:table-cell>
        </table:table-row>
        <table:table-row table:style-name="Tabela3.1">
          <table:covered-table-cell table:style-name="Tabela3.A5"/>
          <table:table-cell table:style-name="Tabela3.B5" office:value-type="string">
            <text:p text:style-name="P36"><text:span text:style-name="T24">4</text:span><text:span text:style-name="T25">: Produção de apresentações orais</text:span></text:p>
          </table:table-cell>
        </table:table-row>
      </table:table>
      <text:p text:style-name="P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7"><text:span text:style-name="T24">Desafio:</text:span><text:span text:style-name="T25"> Os estudantes deverão projetar e implementar uma solução de infraestrutura em nuvem que seja capaz de suportar o crescimento de uma empresa de e-commerce, focando em escalabilidade, segurança e otimização de custos. </text:span></text:p>
          </table:table-cell>
          <table:table-cell table:style-name="Tabela4.B1" office:value-type="string">
            <text:p text:style-name="P38"><text:span text:style-name="T24">Objetivo: <text:s/></text:span><text:span text:style-name="T25">Nesse projeto pretendemos ensinar aos estudantes a utilização prática das ferramentas tecnológicas apresentadas e a utilização das informações de forma confiável, sendo possível formular, negociar e defender ideias, pontos de vista e decisões comuns. Desenvolvendo assim, o senso de engajamento, comunicação e comprometimento com </text:span><text:soft-page-break/><text:span text:style-name="T25">posicionamento ético e respeitoso para atuação no mercado de trabalho.</text:span></text:p>
          </table:table-cell>
        </table:table-row>
      </table:table>
      <text:p text:style-name="P5"/>
      <text:p text:style-name="P3"><text:span text:style-name="T8"><text:s text:c="6"/>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7"><text:span text:style-name="T1">Data: </text:span><text:span text:style-name="T5">06//09</text:span></text:p>
          </table:table-cell>
          <table:table-cell table:style-name="Tabela5.A1" office:value-type="string">
            <text:p text:style-name="P17"><text:span text:style-name="T6">Entrega do planejamento e divisão de Tarefas.</text:span></text:p>
          </table:table-cell>
        </table:table-row>
        <table:table-row table:style-name="Tabela5.2">
          <table:table-cell table:style-name="Tabela5.A1" office:value-type="string">
            <text:p text:style-name="P14"><text:span text:style-name="T7">Etapa 1</text:span></text:p>
          </table:table-cell>
          <table:table-cell table:style-name="Tabela5.A1" office:value-type="string">
            <text:p text:style-name="P18"><text:span text:style-name="T4">DESCRIÇÃO DAS ATIVIDADES DESENVOLVIDAS</text:span></text:p>
          </table:table-cell>
        </table:table-row>
        <table:table-row table:style-name="Tabela5.3">
          <table:table-cell table:style-name="Tabela5.A1" table:number-columns-spanned="2" office:value-type="string">
            <text:p text:style-name="P21"><text:s text:c="3"/>Realizamos uma reunião pelo Microsoft Teams, complementada por conversas no grupo de WhatsApp, onde discutimos sobre o segmento da empresa que iremos prestar a consultoria, discutimos também sobre as ameaças e as vulnerabilidades que essa empresa sofre no seu dia-a-dia em relação a segurança, tema a ser explorado no nosso projeto, organizarmos a divisão de tarefas do projeto e aproveitamos para nos conhecermos um pouco. </text:p>
            <text:p text:style-name="P21"><text:s text:c="3"/>Durante a reunião, cada membro do grupo foi designado a tarefas específicas, considerando suas competências e habilidades. Essa abordagem garantiu que todos pudessem contribuir da melhor forma possível para o sucesso do projeto, aproveitando ao máximo as forças individuais de cada integrante. As <text:span text:style-name="T33">r</text:span>esponsabilidades foram claramente definidas, e os próximos passos foram acordados para garantir a execução eficiente das atividades planejadas.</text:p>
            <text:p text:style-name="P21"><text:s text:c="4"/>Nesse processo também tivemos a desistência de um membro do grupo a qual lamentamos muito por ser uma pessoa que agregaria muito valor a equipe e ao desenvolvimento do projeto, com isso, conversamos novamente por meio de mensagens no whatsapp, para acertar alguns pontos, como a redefinição de tarefas e resolvermos as pendências finais para a entrega da primeira sprint do projeto.</text:p>
          </table:table-cell>
          <table:covered-table-cell/>
        </table:table-row>
      </table:table>
      <text:p text:style-name="P40"/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>Italo De Lucca</text:p>
            <text:p text:style-name="P55">Fernandes</text:p>
          </table:table-cell>
          <table:table-cell table:style-name="Tabela12.A1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>Especialista em</text:p>
            <text:p text:style-name="P50">Segurança de</text:p>
            <text:p text:style-name="P50">Dados</text:p>
          </table:table-cell>
          <table:table-cell table:style-name="Tabela12.C1" office:value-type="string">
            <text:p text:style-name="P48"><text:span text:style-name="T6">Monitoramento: </text:span>Acompanhar o tráfego de rede e os sistemas para detectar ameaças e comportamentos suspeitos em tempo real. Resolução de Incidentes: Responder rapidamente a possíveis ataques, violação de dados ou falhas de segurança. </text:p>
            <text:p text:style-name="P48"><text:span text:style-name="T6">Análise de Vulnerabilidades: </text:span>Fazer varreduras regulares nos sistemas para identificar e corrigir vulnerabilidades. Políticas de Acesso: Gerenciar permissões de usuários e garantir que apenas pessoas autorizadas tenham acesso a dados sensíveis.</text:p>
            <text:p text:style-name="P47"><text:span text:style-name="T6">Treinamento:</text:span> Auxiliar na conscientização dos colaboradores sobre boas práticas de segurança.</text:p>
            <text:p text:style-name="P47"><text:soft-page-break/><text:s/><text:span text:style-name="T6">Implementação de Ferramentas: </text:span>Usar e configurar softwares e sistemas de segurança, como firewalls, antivírus, sistemas de detecção de intrusão, etc.</text:p>
            <text:p text:style-name="P46"><text:span text:style-name="T6">Relatórios:</text:span> Coletar e analisar dados de segurança e gerar relatórios sobre o estado da segurança da informação.</text:p>
          </table:table-cell>
        </table:table-row>
        <table:table-row>
          <table:table-cell table:style-name="Tabela12.A2" office:value-type="string">
            <text:p text:style-name="P54"/>
            <text:p text:style-name="P50"/>
            <text:p text:style-name="P50">Rafael Siqueira</text:p>
            <text:p text:style-name="P50">Rocha</text:p>
          </table:table-cell>
          <table:table-cell table:style-name="Tabela12.A2" office:value-type="string">
            <text:p text:style-name="P54"/>
            <text:p text:style-name="P54"/>
            <text:p text:style-name="P50">Arquiteto de</text:p>
            <text:p text:style-name="P50">Redes e</text:p>
            <text:p text:style-name="P50">Infraestrutura</text:p>
          </table:table-cell>
          <table:table-cell table:style-name="Tabela12.C2" office:value-type="string">
            <text:p text:style-name="P53">Definição da Arquitetura de Segurança: </text:p>
            <text:p text:style-name="P47">Projetar e implementar Segurança de Rede (VPC, NACLs, Security Groups). Gerenciar Controle de Acesso usando IAM para identidades e permissões.</text:p>
            <text:p text:style-name="P53">Implementação de Soluções de Segurança:</text:p>
            <text:p text:style-name="P47">Configurar Proteção contra DDoS com AWS Shield e AWS WAF.</text:p>
          </table:table-cell>
        </table:table-row>
        <table:table-row>
          <table:table-cell table:style-name="Tabela12.A2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>Gevair schumann Moreira Junior</text:p>
          </table:table-cell>
          <table:table-cell table:style-name="Tabela12.A2" office:value-type="string">
            <text:p text:style-name="P50"/>
            <text:p text:style-name="P50"/>
            <text:p text:style-name="P50"/>
            <text:p text:style-name="P50">Especialista em</text:p>
            <text:p text:style-name="P50">Continuidade e</text:p>
            <text:p text:style-name="P50">Recuperação de</text:p>
            <text:p text:style-name="P50">Desastre</text:p>
          </table:table-cell>
          <table:table-cell table:style-name="Tabela12.C2" office:value-type="string">
            <text:p text:style-name="P47"><text:span text:style-name="T6">Plano de Continuidade e Recuperação de Desastres: </text:span></text:p>
            <text:p text:style-name="P47">Desenvolver a Estratégia de Backup e configurar AWS Backup. Definir o Planejamento de Recuperação com AWS S3, Glacier, e Multi-AZ deployments. Conduzir Testes Regulares de recuperação de desastres para validar a eficácia do plano. </text:p>
            <text:p text:style-name="P47"><text:span text:style-name="T6">Gestão de Orçamento: </text:span></text:p>
            <text:p text:style-name="P47">Gerir o Orçamento Inicial e o Controle de Custos Mensaispara garantir a sustentabilidade financeira.</text:p>
          </table:table-cell>
        </table:table-row>
        <table:table-row>
          <table:table-cell table:style-name="Tabela12.A2" office:value-type="string">
            <text:p text:style-name="P52"/>
            <text:p text:style-name="P52"/>
            <text:p text:style-name="P52"/>
            <text:p text:style-name="P52">Maria Inês de Brito Castro</text:p>
          </table:table-cell>
          <table:table-cell table:style-name="Tabela12.A2" office:value-type="string">
            <text:p text:style-name="P51"/>
            <text:p text:style-name="P51"/>
            <text:p text:style-name="P51"/>
            <text:p text:style-name="P51">Gerente de</text:p>
            <text:p text:style-name="P50">Projeto e</text:p>
            <text:p text:style-name="P50">Treinamento</text:p>
          </table:table-cell>
          <table:table-cell table:style-name="Tabela12.C2" office:value-type="string">
            <text:p text:style-name="P49">Análise de Requisitos:</text:p>
            <text:p text:style-name="P46">Conduzir a Avaliação de Riscos, identificando ameaças e vulnerabilidades. Verificar Requisitos Regulatórios e conformidade, como a LGPD.</text:p>
            <text:p text:style-name="P49">Capacitação e Treinamento:</text:p>
            <text:p text:style-name="P46">Organizar Treinamento de Equipe em práticas de segurança na AWS. Definir e comunicar Políticas de Segurança claras para todos os colaboradores.</text:p>
            <text:p text:style-name="P49">Documentação e Relatórios:</text:p>
            <text:p text:style-name="P46">Criar e manter Documentação Completa da arquitetura de segurança e políticas. Preparar Relatórios Regulares sobre o status da <text:soft-page-break/>segurança e conformidade.</text:p>
            <text:p text:style-name="P47"><text:span text:style-name="T6">Monitoramento Contínuo e Melhoria:</text:span></text:p>
            <text:p text:style-name="P47">Supervisionar a Revisão Periódica da segurança e o Acompanhamento de Logs.</text:p>
          </table:table-cell>
        </table:table-row>
      </table:table>
      <text:p text:style-name="P4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7"><text:span text:style-name="T1">Data: </text:span><text:span text:style-name="T5">04/10</text:span></text:p>
          </table:table-cell>
          <table:table-cell table:style-name="Tabela6.A1" office:value-type="string">
            <text:p text:style-name="P17"><text:span text:style-name="T6">Desenvolvimento da Solução para o problema. </text:span></text:p>
          </table:table-cell>
        </table:table-row>
        <table:table-row table:style-name="Tabela6.2">
          <table:table-cell table:style-name="Tabela6.A1" office:value-type="string">
            <text:p text:style-name="P14"><text:span text:style-name="T7">Etapa 2</text:span></text:p>
          </table:table-cell>
          <table:table-cell table:style-name="Tabela6.A1" office:value-type="string">
            <text:p text:style-name="P18"><text:span text:style-name="T4">DESCRIÇÃO DAS ATIVIDADES DESENVOLVIDAS</text:span></text:p>
          </table:table-cell>
        </table:table-row>
        <table:table-row table:style-name="Tabela6.3">
          <table:table-cell table:style-name="Tabela6.A1" table:number-columns-spanned="2" office:value-type="string">
            <text:p text:style-name="P21"><text:s text:c="6"/>Realizamos quatro reuniões pelo Microsoft Teams, complementadas por conversas no grupo de WhatsApp. Como na primeira etapa já havíamos organizado a divisão d<text:span text:style-name="T33">e </text:span>tarefas do projeto, nesta segunda fase focamos em seguir o plano previamente desenvolvido, que incluía identificar os serviços a serem utilizados, definir a arquitetura e elaborar o orçamento. </text:p>
            <text:p text:style-name="P22"><text:s text:c="5"/>Durante as reuniões, cada membro do grupo foi designado a tarefas específicas, levando em conta suas competências e habilidades. Essa estratégia garantiu que todos pudessem contribuir da melhor forma possível, aproveitando ao máximo as forças individuais de cada integrante. </text:p>
            <text:p text:style-name="P22"><text:s text:c="5"/>As responsabilidades foram claramente definidas e os próximos passos acordados, assegurando a execução eficiente das atividades planejadas. Infelizmente, assim como na primeira etapa, enfrentamos a desistência de mais um membro do grupo, cuja participação teria agregado muito valor ao projeto. Diante disso, tivemos que reorganizar as tarefas e resolver as pendências finais para a entrega da segunda sprint do projeto.</text:p>
          </table:table-cell>
          <table:covered-table-cell/>
        </table:table-row>
      </table:table>
      <text:p text:style-name="P40"/>
      <text:p text:style-name="P40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7"><text:span text:style-name="T1">Data: </text:span><text:span text:style-name="T5">15/10 </text:span></text:p>
          </table:table-cell>
          <table:table-cell table:style-name="Tabela7.A1" office:value-type="string">
            <text:p text:style-name="P17"><text:span text:style-name="T6">Teste e Validação das ferramentas utilizadas.</text:span></text:p>
          </table:table-cell>
        </table:table-row>
        <table:table-row table:style-name="Tabela7.2">
          <table:table-cell table:style-name="Tabela7.A1" office:value-type="string">
            <text:p text:style-name="P14"><text:span text:style-name="T7">Etapa 3</text:span></text:p>
          </table:table-cell>
          <table:table-cell table:style-name="Tabela7.A1" office:value-type="string">
            <text:p text:style-name="P18"><text:span text:style-name="T4">DESCRIÇÃO DAS ATIVIDADES DESENVOLVIDAS</text:span></text:p>
          </table:table-cell>
        </table:table-row>
        <table:table-row table:style-name="Tabela7.3">
          <table:table-cell table:style-name="Tabela7.A1" table:number-columns-spanned="2" office:value-type="string">
            <text:p text:style-name="P21"><text:s text:c="5"/>Realizamos reuniões pelo Microsoft Teams, complementadas por conversas no grupo de WhatsApp. Nas etapas anteriores, já havíamos organizado a divisão de tarefas do projeto e definido a arquitetura. Nesta terceira etapa, fizemos uma análise crítica da arquitetura e dos planos previamente estabelecidos, dando continuidade ao orçamento. </text:p>
            <text:p text:style-name="P21"><text:s text:c="6"/>Desenvolvemos estratégias para adequar a arquitetura às exigências de custo do cliente, que consistiam em um aporte inicial de $10.000,00 para compromissos a longo <text:soft-page-break/>prazo. O objetivo era minimizar os custos ao máximo e monitorar os gastos mensais de $500,00, garantindo a sustentabilidade financeira da solução. Iniciamos, então, o desenvolvimento dos slides, ajustando a forma como seria feita a apresentação e gerando toda a documentação da arquitetura, detalhando o process que nos levou ao resultado final.Fomos uma equipe engajada, comprometida e organizada, que foi, sem dúvida, o diferencial para alcançarmos nosso objetivo dentro do prazo estipulado. </text:p>
            <text:p text:style-name="P21"><text:s text:c="6"/>Durante as reuniões, cada membro do grupo foi designado a tarefas específicas, levando em conta suas competências e habilidades. Essa estratégia garantiu que todos pudessem contribuir da melhor forma possível, aproveitando ao máximo as forças individuais de cada integrante.</text:p>
          </table:table-cell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7"><text:span text:style-name="T1"/></text:p>
            <text:p text:style-name="P17"><text:span text:style-name="T1">Data: </text:span><text:span text:style-name="T5">17</text:span><text:span text:style-name="T1"> /</text:span><text:span text:style-name="T5">10</text:span></text:p>
          </table:table-cell>
          <table:table-cell table:style-name="Tabela8.A1" office:value-type="string">
            <text:p text:style-name="P17"><text:span text:style-name="T2">Apresentação Final</text:span></text:p>
          </table:table-cell>
        </table:table-row>
        <table:table-row table:style-name="Tabela8.2">
          <table:table-cell table:style-name="Tabela8.A1" office:value-type="string">
            <text:p text:style-name="P14"><text:span text:style-name="T7">Etapa 4</text:span></text:p>
          </table:table-cell>
          <table:table-cell table:style-name="Tabela8.A1" office:value-type="string">
            <text:p text:style-name="P18"><text:span text:style-name="T4">DESCRIÇÃO DAS ATIVIDADES DESENVOLVIDAS</text:span></text:p>
          </table:table-cell>
        </table:table-row>
        <table:table-row table:style-name="Tabela8.3">
          <table:table-cell table:style-name="Tabela8.A1" table:number-columns-spanned="2" office:value-type="string">
            <text:p text:style-name="P56"><text:s text:c="6"/>A equipe estava ansiosa pela entrega <text:span text:style-name="T37">final </text:span><text:s/>da nossa arquitetura, mas também extremamente orgulhosa por tudo que conquistamos até aqui. Com muito esforço, comprometimento e persistência <text:span text:style-name="T37">e colaboração</text:span> chegamos a este momento. Ao longo de todo o curso, aprendemos e desenvolvemos as competências e habilidades esperadas, o que nos preparou para superar cada desafio. Treinamos diversas vezes a apresentação, mas, infelizmente, enfrentamos problemas técnicos durante a execução. Mesmo assim, conseguimos contornar a situação e concluir com sucesso, entregando um bom resultado.</text:p>
            <text:p text:style-name="Text_20_body"><text:s text:c="6"/>Gostaríamos de agradecer a toda a equipe da <text:span text:style-name="Strong_20_Emphasis"><text:span text:style-name="T34">Escola da Nuvem</text:span></text:span><text:span text:style-name="T34"> </text:span><text:span text:style-name="T35">e parceiros como a AWS, e agradecer principalmente nosso instrutor Brian Richard por todo conhecimento passado e dedicação a nossa turma, </text:span><text:s/><text:span text:style-name="T37">por </text:span>nos proporcionar<text:span text:style-name="T37">emm</text:span> essa experiência única. O aprendizado adquirido ao longo desse caminho levaremos para nossas vidas e carreiras.</text:p>
            <text:p text:style-name="P20"/>
          </table:table-cell>
          <table:covered-table-cell/>
        </table:table-row>
        <table:table-row table:style-name="Tabela8.3">
          <table:table-cell table:style-name="Tabela8.A4" table:number-columns-spanned="2" office:value-type="string">
            <text:p text:style-name="P56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5"><text:span text:style-name="T6">Visão da equipe (Desafios e dificuldades)</text:span></text:p>
          </table:table-cell>
        </table:table-row>
        <table:table-row table:style-name="Tabela9.1">
          <table:table-cell table:style-name="Tabela9.A1" office:value-type="string">
            <text:p text:style-name="P34"><text:span text:style-name="T28">Espaço reservado para escrever como foi realizar esse trabalho e as experiências/dificuldades que o grupo </text:span></text:p>
          </table:table-cell>
        </table:table-row>
        <table:table-row table:style-name="Tabela9.1">
          <table:table-cell table:style-name="Tabela9.A1" office:value-type="string">
            <text:p text:style-name="P23"/>
            <text:p text:style-name="P23"/>
            <text:p text:style-name="P27"><text:s text:c="4"/>Desenvolver a arquitetura de segurança da Nova Tech foi um grande desafio, especialmente porque o grupo não tinha conhecimento prévio sobre AWS e arquiteturas de segurança. O processo envolveu muita pesquisa, aprendizado e, principalmente, trabalho em equipe. A cada nova fase do projeto, nos deparamos com a necessidade de entender conceitos como segurança na nuvem, proteção de dados sensíveis, e as melhores práticas da AWS para garantir disponibilidade e conformidade.</text:p>
            <text:p text:style-name="P27"><text:s text:c="8"/>Uma das principais dificuldades foi entender como integrar diferentes serviços da AWS para criar uma arquitetura robusta e eficiente, sem sobrecarregar o orçamento. Além disso, tivemos que fazer a escolha da melhor região,levando em consideração maior disponibilidade, serviços e baixa latência e menor custo que nos fez optar pela região Norte da Virgínia. </text:p>
            <text:p text:style-name="P27"><text:s text:c="5"/>Ao longo do desenvolvimento, enfrentamos <text:span text:style-name="T32">desistências da equipe e</text:span> dificuldades técnicas, como configurar corretamente os controles de acesso e implementar soluções de monitoramento e detecção de ameaças. No entanto, com persistência e colaboração, conseguimos superar essas barreiras e entregar uma solução alinhada aos objetivos da empresa.</text:p>
            <text:p text:style-name="P26"/>
            <text:p text:style-name="P24">O principal desafio que a equipe enfrentou foi criar uma solução e desenvolver uma arquitetura em nuvem sem conhecimento prévio sobre a AWS ou sobre práticas de arquitetura de nuvem. No entanto, conseguimos desenvolver competências valiosas para nosso desenvolvimento e que nos permitiram enfrentar e solucioná-lo da melhor forma possível. </text:p>
            <text:p text:style-name="P24">Segue os principais desafios que encontramos para desenvolver a arquitetura, assim como a solução encontrada:</text:p>
            <text:p text:style-name="P32">1. Aprendizado Acelerado</text:p>
            <text:p text:style-name="P24">● Desafio: Como a equipe não tinha familiaridade com os serviços da AWS e o conceito de arquitetura em nuvem, o primeiro grande obstáculo foi a necessidade de adquirir rapidamente conhecimentos sobre a plataforma e os princípios de cloud computing. </text:p>
            <text:p text:style-name="P24">● Solução: A equipe recorreu ao plantão de dúvidas disponibilizado pela EDN, Inteligência Artificial e a documentação oficial da AWS, com foco em segurança, escalabilidade e automação, para garantir que todos pudessem compreender e utilizar os serviços corretamente. </text:p>
            <text:p text:style-name="P24"><text:soft-page-break/><text:span text:style-name="T6">2. Complexidade na Escolha de Serviços</text:span></text:p>
            <text:p text:style-name="P24"><text:s/>● Desafio: Com mais de 200 serviços disponíveis na AWS, foi desafiador para a equipe determinar quais serviços eram os mais adequados para atender às necessidades de segurança, alta disponibilidade e otimização de custos da Nova Tech. </text:p>
            <text:p text:style-name="P24">● Solução: A equipe utilizou recursos como a AWS Well-Architected Framework e seguiu as melhores práticas recomendadas pela AWS para definir os serviços que proporcionarão melhor custo-benefício e que fossem fáceis de gerenciar para uma equipe com pouca experiência. </text:p>
            <text:p text:style-name="P24"><text:span text:style-name="T6">3. Limitação de Orçamento</text:span> </text:p>
            <text:p text:style-name="P24">● Desafio: O projeto exigia que a arquitetura fosse desenvolvida dentro de um orçamento fixo de $10.000,00 para longo prazo e $500,00 mensais para manutenção, o que dificultou a escolha de serviços, já que a AWS oferece muitas opções com diferentes níveis de custo. </text:p>
            <text:p text:style-name="P24">● Solução: A equipe optou por serviços escaláveis e configuráveis, como Auto Scaling e RDS sob demanda, para garantir que os custos ficassem dentro do orçamento, sem comprometer a performance. Além disso, foram usados recursos como o AWS Pricing Calculator para prever e otimizar os gastos. </text:p>
            <text:p text:style-name="P24"><text:span text:style-name="T6">4. Integração de Segurança</text:span></text:p>
            <text:p text:style-name="P24">● Desafio: Implementar segurança robusta, considerando a falta de experiência da equipe em configurar controles como IAM (Identity and Access Management), criptografia e monitoramento de ameaças. </text:p>
            <text:p text:style-name="P24">● Solução: A equipe realizou pesquisas e treinamentos específicos sobre boas práticas de segurança na AWS, configurando IAM roles, KMS para criptografia de dados, e integrando o AWS CloudTrail e AWS WAF para proteção contra ataques externos e auditoria. </text:p>
            <text:p text:style-name="P32">5. Automação de Respostas a Incidentes </text:p>
            <text:p text:style-name="P24">● Desafio: A equipe encontrou dificuldade em configurar automação para responder a incidentes de forma rápida, principalmente por não ter experiência anterior com AWS Systems Manager e Lambda. </text:p>
            <text:p text:style-name="P24">● Solução: Após sessões de treinamento sobre automação, a equipe conseguiu integrar o AWS Systems Manager para automação de tarefas e AWS Lambda para executar funções sem servidor, o que garantiu respostas rápidas a incidentes e ajustes automáticos nas configurações. </text:p>
            <text:p text:style-name="P24"><text:span text:style-name="T6">6. Trabalho em Equipe e Gestão de Tarefas</text:span></text:p>
            <text:p text:style-name="P24">● Desafio: Como todos os membros da equipe eram alunos, com diferentes níveis de conhecimento técnico, houve desafios na divisão de tarefas e na coordenação do projeto para garantir que o trabalho fosse feito de forma organizada e dentro do prazo. </text:p>
            <text:p text:style-name="P24">● Solução: A equipe utilizou ferramentas de colaboração como o Microsoft Teams e WhatsApp para organizar reuniões e acompanhar o progresso. Além disso, houve uma divisão clara de responsabilidades, onde cada membro foi designado a tarefas específicas com base em suas competências. </text:p>
            <text:p text:style-name="P24"/>
            <text:p text:style-name="P23"/>
            <text:p text:style-name="P23"/>
            <text:p text:style-name="P23"/>
            <text:p text:style-name="P23"/>
          </table:table-cell>
        </table:table-row>
        <table:table-row table:style-name="Tabela9.1">
          <table:table-cell table:style-name="Tabela9.A4" office:value-type="string">
            <text:p text:style-name="P23"/>
          </table:table-cell>
        </table:table-row>
      </table:table>
      <text:p text:style-name="P6"><text:span text:style-name="T6">AVALIAÇÃO DA EQUIPE:</text:span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35"><text:span text:style-name="T28"><text:s text:c="5"/>Esta ficha de autoavaliação funciona como um filtro cuidadoso do trabalho em equipe, oferecendo uma análise sobre pontos fortes, oportunidades de melhoria e outras </text:span><text:soft-page-break/><text:span text:style-name="T28">características importantes para repensar as ações como profissionais e, se necessário, traçar um caminho para evoluir na carreira.</text:span></text:p>
          </table:table-cell>
        </table:table-row>
      </table:table>
      <text:p text:style-name="P41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row table:style-name="Tabela11.1">
          <table:table-cell table:style-name="Tabela11.A1" table:number-rows-spanned="6" office:value-type="string">
            <text:p text:style-name="P28"><text:span text:style-name="T6"><text:s/></text:span></text:p>
            <text:p text:style-name="P30"/>
            <text:p text:style-name="P28"><text:span text:style-name="T6">O</text:span></text:p>
            <text:p text:style-name="P28"><text:span text:style-name="T6">R</text:span></text:p>
            <text:p text:style-name="P28"><text:span text:style-name="T6">G</text:span></text:p>
            <text:p text:style-name="P28"><text:span text:style-name="T6">A</text:span></text:p>
            <text:p text:style-name="P28"><text:span text:style-name="T6">N</text:span></text:p>
            <text:p text:style-name="P28"><text:span text:style-name="T6">I</text:span></text:p>
            <text:p text:style-name="P28"><text:span text:style-name="T6">Z</text:span></text:p>
            <text:p text:style-name="P28"><text:span text:style-name="T6">A</text:span></text:p>
            <text:p text:style-name="P28"><text:span text:style-name="T6">Ç</text:span></text:p>
            <text:p text:style-name="P28"><text:span text:style-name="T6">Â</text:span></text:p>
            <text:p text:style-name="P28"><text:span text:style-name="T6">O</text:span></text:p>
          </table:table-cell>
          <table:table-cell table:style-name="Tabela11.B1" table:number-columns-spanned="2" office:value-type="string">
            <text:p text:style-name="P25"/>
            <text:p text:style-name="P44"><text:span text:style-name="T27">AUTOAVALIAÇÃO DA EQUIPE: </text:span><text:span text:style-name="T29">​</text:span></text:p>
          </table:table-cell>
          <table:covered-table-cell/>
          <table:table-cell table:style-name="Tabela11.B1" office:value-type="string">
            <text:p text:style-name="P45"><text:span text:style-name="T30">Total:</text:span></text:p>
            <text:p text:style-name="P42"/>
            <text:p text:style-name="P44"><text:span text:style-name="T29">10</text:span><text:span text:style-name="T30"> </text:span></text:p>
          </table:table-cell>
          <table:table-cell table:style-name="Tabela11.B1" office:value-type="string">
            <text:p text:style-name="P45"><text:span text:style-name="T31">Nota Final</text:span><text:span text:style-name="T30">​:</text:span></text:p>
          </table:table-cell>
        </table:table-row>
        <table:table-row table:style-name="Tabela11.2">
          <table:covered-table-cell table:style-name="Tabela11.B1"/>
          <table:table-cell table:style-name="Tabela11.B1" office:value-type="string">
            <text:p text:style-name="P44"><text:span text:style-name="T27">1°</text:span><text:span text:style-name="T29">​</text:span></text:p>
          </table:table-cell>
          <table:table-cell table:style-name="Tabela11.B1" office:value-type="string">
            <text:p text:style-name="P39"><text:span text:style-name="T20">Inovação e Solução de Problemas: </text:span><text:span text:style-name="T16">De acordo com a avaliação da equipe, vocês conseguiram usar a criatividade para resolver problemas reais usando as soluções tecnológicas, inclusive, AWS?</text:span></text:p>
          </table:table-cell>
          <table:table-cell table:style-name="Tabela11.B1" office:value-type="string">
            <text:p text:style-name="P44"><text:span text:style-name="T27">2,0</text:span><text:span text:style-name="T29">​</text:span></text:p>
            <text:p text:style-name="P43"/>
          </table:table-cell>
          <table:table-cell table:style-name="Tabela11.B1" office:value-type="string">
            <text:p text:style-name="P33">2,0</text:p>
          </table:table-cell>
        </table:table-row>
        <table:table-row table:style-name="Tabela11.3">
          <table:covered-table-cell table:style-name="Tabela11.B1"/>
          <table:table-cell table:style-name="Tabela11.B1" office:value-type="string">
            <text:p text:style-name="P44"><text:span text:style-name="T27">2°</text:span><text:span text:style-name="T29">​</text:span></text:p>
          </table:table-cell>
          <table:table-cell table:style-name="Tabela11.B1" office:value-type="string">
            <text:p text:style-name="P39"><text:span text:style-name="T20">Documentação e Apresentação: </text:span><text:span text:style-name="T16">Avaliem a clareza e a qualidade da documentação do projeto entregue por vocês, bem como, a eficácia da proposta.</text:span></text:p>
          </table:table-cell>
          <table:table-cell table:style-name="Tabela11.B1" office:value-type="string">
            <text:p text:style-name="P25"><text:span text:style-name="T6">2,0</text:span></text:p>
            <text:p text:style-name="P44"><text:span text:style-name="T29">​</text:span></text:p>
          </table:table-cell>
          <table:table-cell table:style-name="Tabela11.B1" office:value-type="string">
            <text:p text:style-name="P33">2,0</text:p>
          </table:table-cell>
        </table:table-row>
        <table:table-row table:style-name="Tabela11.4">
          <table:covered-table-cell table:style-name="Tabela11.B1"/>
          <table:table-cell table:style-name="Tabela11.B1" office:value-type="string">
            <text:p text:style-name="P44"><text:span text:style-name="T27">3°</text:span><text:span text:style-name="T29">​</text:span></text:p>
          </table:table-cell>
          <table:table-cell table:style-name="Tabela11.B1" office:value-type="string">
            <text:p text:style-name="P39"><text:span text:style-name="T20">Implementação Técnica: </text:span><text:span text:style-name="T16">Durante a construção do trabalho utilizaram dos recursos de maneira eficientes e boas práticas de arquitetura. Como por exemplo, uso de automações e scripts (ex: CloudFormation ou Terraform)?</text:span></text:p>
          </table:table-cell>
          <table:table-cell table:style-name="Tabela11.B1" office:value-type="string">
            <text:p text:style-name="P44"><text:span text:style-name="T27">2,0 </text:span><text:span text:style-name="T29">​</text:span></text:p>
            <text:p text:style-name="P43"/>
          </table:table-cell>
          <table:table-cell table:style-name="Tabela11.B1" office:value-type="string">
            <text:p text:style-name="P33">2,0</text:p>
          </table:table-cell>
        </table:table-row>
        <table:table-row table:style-name="Tabela11.1">
          <table:covered-table-cell table:style-name="Tabela11.B1"/>
          <table:table-cell table:style-name="Tabela11.B1" office:value-type="string">
            <text:p text:style-name="P44"><text:span text:style-name="T27">4°</text:span><text:span text:style-name="T29">​</text:span></text:p>
          </table:table-cell>
          <table:table-cell table:style-name="Tabela11.B1" office:value-type="string">
            <text:p text:style-name="P39"><text:span text:style-name="T20">Gestão de tempo e resolução de tarefas: </text:span><text:span text:style-name="T16">Utilizaram o tempo previsto para as tarefas? A divisão das tarefas e engajamento da equipe foi coletiva ao solucionar o problema proposto?</text:span></text:p>
          </table:table-cell>
          <table:table-cell table:style-name="Tabela11.B1" office:value-type="string">
            <text:p text:style-name="P25"><text:span text:style-name="T6">2,0</text:span></text:p>
            <text:p text:style-name="P44"><text:span text:style-name="T29">​</text:span></text:p>
          </table:table-cell>
          <table:table-cell table:style-name="Tabela11.B1" office:value-type="string">
            <text:p text:style-name="P33">2,0</text:p>
          </table:table-cell>
        </table:table-row>
        <table:table-row table:style-name="Tabela11.6">
          <table:covered-table-cell table:style-name="Tabela11.B1"/>
          <table:table-cell table:style-name="Tabela11.B1" office:value-type="string">
            <text:p text:style-name="P44"><text:span text:style-name="T27">5°</text:span><text:span text:style-name="T29">​</text:span></text:p>
          </table:table-cell>
          <table:table-cell table:style-name="Tabela11.B1" office:value-type="string">
            <text:p text:style-name="P39"><text:span text:style-name="T20">Organização e apresentação: </text:span><text:span text:style-name="T16">A apresentação será objetiva, clara e utilizando o tempo definido para expor o trabalho realizado? Todos os alunos estavam presentes nas reuniões de organização?</text:span></text:p>
          </table:table-cell>
          <table:table-cell table:style-name="Tabela11.B1" office:value-type="string">
            <text:p text:style-name="P44"><text:span text:style-name="T27">2,0</text:span><text:span text:style-name="T29">​</text:span></text:p>
            <text:p text:style-name="P43"/>
          </table:table-cell>
          <table:table-cell table:style-name="Tabela11.B1" office:value-type="string">
            <text:p text:style-name="P33">2,0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har" style:display-name="Título 8 Ch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har" style:display-name="Título 9 Ch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Menezes Silvério</meta:initial-creator>
    <meta:editing-cycles>12</meta:editing-cycles>
    <meta:creation-date>2024-08-01T19:19:00</meta:creation-date>
    <dc:date>2024-10-17T23:42:47.821243954</dc:date>
    <meta:generator>LibreOffice/7.3.7.2$Linux_X86_64 LibreOffice_project/30$Build-2</meta:generator>
    <meta:editing-duration>PT6M30S</meta:editing-duration>
    <meta:document-statistic meta:table-count="12" meta:image-count="0" meta:object-count="0" meta:page-count="8" meta:paragraph-count="166" meta:word-count="2195" meta:character-count="15080" meta:non-whitespace-character-count="12862"/>
    <meta:user-defined meta:name="AppVersion">16.0000</meta:user-defined>
    <meta:user-defined meta:name="ContentTypeId">0x010100937E57D6BA82874EA3A577F63014304F</meta:user-defined>
    <meta:user-defined meta:name="MediaServiceImageTags"/>
    <meta:template xlink:type="simple" xlink:actuate="onRequest" xlink:title="Normal" xlink:href=""/>
  </office:meta>
</office:document-meta>
</file>